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563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563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563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563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563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563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563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563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563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563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563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563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563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563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563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563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563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Bárbara Valentina  Santil Priet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42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Yetzi Alexandra Prieto Aguil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01400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3.3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1" meta:non-whitespace-character-count="1012"/>
    <meta:template xlink:type="simple" xlink:actuate="onRequest" xlink:title="Normal" xlink:href=""/>
  </office:meta>
</office:document-meta>
</file>